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llabus covered for batch 3( STEP 2014):</text:p>
      <text:p text:style-name="Standard"/>
      <text:p text:style-name="Standard">Introduction to numbers:</text:p>
      <text:p text:style-name="Standard">Natural, whole , rational, irrational, real and complex numbers, Mod/abs value, arithmetic operations, tests of divisibility, prime factorization, factors and multiples, LCM and GCD <text:s/>properties, integral value</text:p>
      <text:p text:style-name="Standard">cyclicality, remainders, congruences, modular arithmetic, Fermat's little theorem</text:p>
      <text:p text:style-name="Standard"/>
      <text:p text:style-name="Standard">Equalities and Inequalities , solving simultaneous equalities and inequalities .</text:p>
      <text:p text:style-name="Standard"/>
      <text:p text:style-name="Standard">Comparing quantities:</text:p>
      <text:p text:style-name="Standard"><text:s/>ratios and proportions</text:p>
      <text:p text:style-name="Standard">Percentages, profit/loss, discounts , simple and compound interests, successive increase/decrease</text:p>
      <text:p text:style-name="Standard"/>
      <text:p text:style-name="Standard">Logarithms</text:p>
      <text:p text:style-name="Standard"/>
      <text:p text:style-name="Standard">Sequences and series:</text:p>
      <text:p text:style-name="Standard">simple sequences and series, progressions - arithmetic and geometric</text:p>
      <text:p text:style-name="Standard"/>
      <text:p text:style-name="Standard">Functions :</text:p>
      <text:p text:style-name="Standard">Domain, range, even/odd functions, increasing/decreasing, monotonic functions, intercepts and roots of a function, plotting functions</text:p>
      <text:p text:style-name="Standard"/>
      <text:p text:style-name="Standard">Geometry and mensuration:</text:p>
      <text:p text:style-name="Standard">Lines, angles, triangles, quadrilaterals, polygons</text:p>
      <text:p text:style-name="Standard">areas and volumes</text:p>
      <text:p text:style-name="Standard"/>
      <text:p text:style-name="Standard">Permutations and combinations:</text:p>
      <text:p text:style-name="Standard">principles of counting, product rule, sum rule , inclusion-exclusion principles, <text:s/>arrangements and selections, with repetition and without repetitions </text:p>
      <text:p text:style-name="Standard"/>
      <text:p text:style-name="Standard">Probability:</text:p>
      <text:p text:style-name="Standard">Mutually exclusive events, Independent and dependent events, conditional probability, inverse probability </text:p>
      <text:p text:style-name="Standard"/>
      <text:p text:style-name="Standard"/>
      <text:p text:style-name="Standard">Statistics:</text:p>
      <text:p text:style-name="Standard">Data collection, classification, representation, measures of central tendency: mean, median and mode for classified and unclassified data , Measures of dispersion : range, mean deviation, standard deviation, variance, ogives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ndhara Gadiyaram</meta:initial-creator>
    <meta:creation-date>2014-10-11T15:02:28</meta:creation-date>
    <dc:date>2014-10-13T17:18:21</dc:date>
    <dc:creator>Vasundhara Gadiyaram</dc:creator>
    <meta:editing-duration>P1DT22H42M36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1" meta:paragraph-count="22" meta:word-count="174" meta:character-count="1447"/>
  </office:meta>
</office:document-meta>
</file>